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T1"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the Multiware Framework and Virtual Protocol Adapter</text:h>
      <text:h text:style-name="Heading_20_2" text:outline-level="2">Overview</text:h>
      <text:p text:style-name="Text_20_body">The is a comprehensive C++20 framework designed to simplify the development of distributed computing applications. At its core is the , which provides Remote Procedure Call (RPC) services and protocol abstraction for networked systems. <text:span text:style-name="Strong_20_Emphasis"><text:span text:style-name="T1">Multiware Framework (mwfw2)</text:span></text:span> <text:span text:style-name="Strong_20_Emphasis"><text:span text:style-name="T1">Virtual Protocol Adapter (VPA)</text:span></text:span></text:p>
      <text:h text:style-name="Heading_20_2" text:outline-level="2">What is the Multiware Framework?</text:h>
      <text:p text:style-name="Text_20_body">The Multiware Framework is a robust, enterprise-grade development platform that provides developers with essential building blocks for creating distributed applications. It offers:</text:p>
      <text:list text:style-name="L1">
        <text:list-item>
          <text:p text:style-name="P2"><text:span text:style-name="Strong_20_Emphasis">Unified Development Environment</text:span>: A single framework that handles multiple aspects of distributed computing </text:p>
        </text:list-item>
        <text:list-item>
          <text:p text:style-name="P2"><text:span text:style-name="Strong_20_Emphasis">Cross-Platform Compatibility</text:span>: Built with modern C++20 standards for portability </text:p>
        </text:list-item>
        <text:list-item>
          <text:p text:style-name="P2"><text:span text:style-name="Strong_20_Emphasis">Multiple Interface Options</text:span>: Support for both command-line and web-based user interfaces </text:p>
        </text:list-item>
        <text:list-item>
          <text:p text:style-name="P1"><text:span text:style-name="Strong_20_Emphasis">Comprehensive System Integration</text:span>: Built-in user management, authentication, and system monitoring </text:p>
        </text:list-item>
      </text:list>
      <text:h text:style-name="Heading_20_2" text:outline-level="2">The Virtual Protocol Adapter (VPA)</text:h>
      <text:p text:style-name="Text_20_body">The VPA serves as the communication backbone of the framework, acting as an abstraction layer that:</text:p>
      <text:list text:style-name="L2">
        <text:list-item>
          <text:p text:style-name="P4"><text:span text:style-name="Strong_20_Emphasis">Simplifies Network Communication</text:span>: Handles the complexities of network protocols and RPC mechanisms </text:p>
        </text:list-item>
        <text:list-item>
          <text:p text:style-name="P4"><text:span text:style-name="Strong_20_Emphasis">Enables Distributed Computing</text:span>: Facilitates seamless communication between system components across network boundaries </text:p>
        </text:list-item>
        <text:list-item>
          <text:p text:style-name="P4"><text:span text:style-name="Strong_20_Emphasis">Provides Protocol Independence</text:span>: Allows applications to communicate without being tied to specific networking protocols </text:p>
        </text:list-item>
        <text:list-item>
          <text:p text:style-name="P3"><text:span text:style-name="Strong_20_Emphasis">Manages Remote Procedure Calls</text:span>: Streamlines the process of executing functions on remote systems </text:p>
        </text:list-item>
      </text:list>
      <text:h text:style-name="Heading_20_2" text:outline-level="2">Key Benefits</text:h>
      <text:p text:style-name="Text_20_body"><text:span text:style-name="Strong_20_Emphasis">For Developers:</text:span></text:p>
      <text:list text:style-name="L3">
        <text:list-item>
          <text:p text:style-name="P6">Reduces the complexity of building distributed applications </text:p>
        </text:list-item>
        <text:list-item>
          <text:p text:style-name="P6">Provides a consistent API for network communication </text:p>
        </text:list-item>
        <text:list-item>
          <text:p text:style-name="P6">Includes built-in user authentication and management </text:p>
        </text:list-item>
        <text:list-item>
          <text:p text:style-name="P5">Offers both programmatic and web-based interfaces </text:p>
        </text:list-item>
      </text:list>
      <text:p text:style-name="Text_20_body"><text:span text:style-name="Strong_20_Emphasis">For System Administrators:</text:span></text:p>
      <text:list text:style-name="L4">
        <text:list-item>
          <text:p text:style-name="P8"><text:soft-page-break/>Comprehensive monitoring and control capabilities </text:p>
        </text:list-item>
        <text:list-item>
          <text:p text:style-name="P8">Web-based dashboard for system management </text:p>
        </text:list-item>
        <text:list-item>
          <text:p text:style-name="P8">Shared memory utilities for system diagnostics </text:p>
        </text:list-item>
        <text:list-item>
          <text:p text:style-name="P7">Integrated logging and status reporting </text:p>
        </text:list-item>
      </text:list>
      <text:h text:style-name="Heading_20_2" text:outline-level="2">Use Cases</text:h>
      <text:p text:style-name="Text_20_body">The Multiware Framework with VPA is ideal for:</text:p>
      <text:list text:style-name="L5">
        <text:list-item>
          <text:p text:style-name="P10"><text:span text:style-name="Strong_20_Emphasis">Enterprise Applications</text:span>: Systems requiring secure, distributed communication </text:p>
        </text:list-item>
        <text:list-item>
          <text:p text:style-name="P10"><text:span text:style-name="Strong_20_Emphasis">System Monitoring Tools</text:span>: Applications that need to collect and display system information </text:p>
        </text:list-item>
        <text:list-item>
          <text:p text:style-name="P10"><text:span text:style-name="Strong_20_Emphasis">Remote Management Systems</text:span>: Tools for managing distributed infrastructure </text:p>
        </text:list-item>
        <text:list-item>
          <text:p text:style-name="P9"><text:span text:style-name="Strong_20_Emphasis">Multi-User Environments</text:span>: Applications requiring authentication and user management </text:p>
        </text:list-item>
      </text:list>
      <text:h text:style-name="Heading_20_2" text:outline-level="2">Current Status</text:h>
      <text:p text:style-name="Text_20_body">The framework is actively under development, with ongoing improvements to installation processes and documentation. While the core functionality is robust, the project continues to evolve with enhanced features and better developer experience tools.</text:p>
      <text:p text:style-name="Text_20_body">The combination of the Multiware Framework and Virtual Protocol Adapter provides a powerful foundation for building sophisticated, distributed computing solutions with modern C++ technolog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30T03:39:56.748498998</meta:creation-date>
    <dc:date>2025-08-30T03:41:48.952256681</dc:date>
    <meta:editing-duration>PT1M52S</meta:editing-duration>
    <meta:editing-cycles>1</meta:editing-cycles>
    <meta:document-statistic meta:table-count="0" meta:image-count="0" meta:object-count="0" meta:page-count="2" meta:paragraph-count="35" meta:word-count="371" meta:character-count="2819" meta:non-whitespace-character-count="2483"/>
    <meta:generator>LibreOffice/7.4.7.2$Linux_X86_64 LibreOffice_project/40$Build-2</meta:generator>
  </office:meta>
</office:document-meta>
</file>